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0193d" officeooo:paragraph-rsid="0000193d"/>
    </style:style>
    <style:style style:name="P2" style:family="paragraph" style:parent-style-name="Preformatted_20_Text">
      <style:text-properties officeooo:rsid="0000373f" officeooo:paragraph-rsid="0000373f"/>
    </style:style>
    <style:style style:name="P3" style:family="paragraph" style:parent-style-name="Preformatted_20_Text">
      <style:text-properties officeooo:rsid="0000373f" officeooo:paragraph-rsid="0002037b"/>
    </style:style>
    <style:style style:name="P4" style:family="paragraph" style:parent-style-name="Preformatted_20_Text">
      <style:text-properties officeooo:rsid="0002037b" officeooo:paragraph-rsid="0002037b"/>
    </style:style>
    <style:style style:name="T1" style:family="text">
      <style:text-properties officeooo:rsid="000203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ponent is as smart as I am.</text:p>
      <text:p text:style-name="P1"/>
      <text:p text:style-name="P2">Tips:</text:p>
      <text:p text:style-name="P2">Minimax working</text:p>
      <text:p text:style-name="P3">AB-pruning</text:p>
      <text:p text:style-name="P3">Move ordering for AB-pruning</text:p>
      <text:p text:style-name="P2">Repeated states</text:p>
      <text:p text:style-name="P2">Symetry breaking.</text:p>
      <text:p text:style-name="P2">Ending states lookuptable “<text:span text:style-name="T1">Cheat sheet” Generera best move och kolla upp statet.</text:span></text:p>
      <text:p text:style-name="P4">If we are out of time. Just return the best move so far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0T14:36:06.975778403</dc:date>
    <meta:editing-duration>PT1H7M47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9" meta:word-count="44" meta:character-count="255" meta:non-whitespace-character-count="220"/>
  </office:meta>
</office:document-meta>
</file>